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5cm"/>
    </style:style>
    <style:style style:name="gr2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2.65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  <style:text-properties fo:color="#ff0000" fo:font-size="32pt" style:font-size-asian="32pt" style:font-size-complex="32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7cm" svg:height="3.7cm" svg:x="6cm" svg:y="2.4cm">
          <draw:text-box>
            <text:p text:style-name="P1"><text:span text:style-name="T1">Arbeitsspeicher</text:span></text:p>
          </draw:text-box>
        </draw:frame>
        <draw:line draw:style-name="gr2" draw:text-style-name="P3" draw:layer="layout" svg:x1="6.3cm" svg:y1="13.1cm" svg:x2="28.1cm" svg:y2="13.1cm">
          <text:p/>
        </draw:line>
        <draw:line draw:style-name="gr2" draw:text-style-name="P3" draw:layer="layout" svg:x1="26.7cm" svg:y1="9cm" svg:x2="26.7cm" svg:y2="13.1cm">
          <text:p/>
        </draw:line>
        <draw:line draw:style-name="gr2" draw:text-style-name="P3" draw:layer="layout" svg:x1="21.7cm" svg:y1="9cm" svg:x2="21.7cm" svg:y2="13.1cm">
          <text:p/>
        </draw:line>
        <draw:line draw:style-name="gr2" draw:text-style-name="P3" draw:layer="layout" svg:x1="16.1cm" svg:y1="9cm" svg:x2="16.1cm" svg:y2="13.1cm">
          <text:p/>
        </draw:line>
        <draw:line draw:style-name="gr2" draw:text-style-name="P3" draw:layer="layout" svg:x1="10.4cm" svg:y1="9cm" svg:x2="10.4cm" svg:y2="13.1cm">
          <text:p/>
        </draw:line>
        <draw:line draw:style-name="gr2" draw:text-style-name="P3" draw:layer="layout" svg:x1="26.7cm" svg:y1="9.1cm" svg:x2="26.7cm" svg:y2="13.2cm">
          <text:p/>
        </draw:line>
        <draw:line draw:style-name="gr2" draw:text-style-name="P3" draw:layer="layout" svg:x1="26.7cm" svg:y1="9.1cm" svg:x2="26.7cm" svg:y2="13.2cm">
          <text:p/>
        </draw:line>
        <draw:frame draw:style-name="gr3" draw:text-style-name="P4" draw:layer="layout" svg:width="8.2cm" svg:height="2.9cm" svg:x="0.9cm" svg:y="14.3cm">
          <draw:text-box>
            <text:p text:style-name="P4"><text:span text:style-name="T2">Objektname</text:span></text:p>
          </draw:text-box>
        </draw:frame>
        <draw:frame draw:style-name="gr3" draw:text-style-name="P5" draw:layer="layout" svg:width="8.2cm" svg:height="2.9cm" svg:x="0.9cm" svg:y="16.1cm">
          <draw:text-box>
            <text:p text:style-name="P5"><text:span text:style-name="T3">(Objektadresse)</text:span></text:p>
          </draw:text-box>
        </draw:frame>
        <draw:frame draw:style-name="gr4" draw:text-style-name="P6" draw:layer="layout" svg:width="1.7cm" svg:height="1.508cm" svg:x="12.2cm" svg:y="14.3cm">
          <draw:text-box>
            <text:p text:style-name="P6"><text:span text:style-name="T4">n</text:span></text:p>
          </draw:text-box>
        </draw:frame>
        <draw:frame draw:style-name="gr4" draw:text-style-name="P6" draw:layer="layout" svg:width="1.7cm" svg:height="1.508cm" svg:x="12.2cm" svg:y="9.9cm">
          <draw:text-box>
            <text:p text:style-name="P6"><text:span text:style-name="T4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08:50:21.272550000</meta:creation-date>
    <dc:date>2015-09-04T16:36:49.444041000</dc:date>
    <meta:editing-duration>PT7H46M28S</meta:editing-duration>
    <meta:editing-cycles>2</meta:editing-cycles>
    <meta:generator>LibreOffice/4.3.7.2$MacOSX_x86 LibreOffice_project/8a35821d8636a03b8bf4e15b48f59794652c68ba</meta:generator>
    <meta:document-statistic meta:object-count="12"/>
  </office:meta>
</office:document-meta>
</file>